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Liberation Mono', 'Courier New', monospace"/>
    <style:font-face style:name="SFMono-Regular" svg:font-family="SFMono-Regular, Consolas, 'Liberation Mono', Menlo, monospace"/>
    <style:font-face style:name="apple-system" svg:font-family="apple-system, BlinkMacSystemFont, 'Segoe UI', Roboto, 'Helvetica Neue', Arial, 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cm" fo:margin-bottom="0.661cm" loext:contextual-spacing="false" fo:line-height="150%" fo:background-color="#ffffff"/>
      <style:text-properties fo:color="#333333" style:font-name="DejaVu Sans" fo:language="en" fo:country="US" fo:font-weight="normal" officeooo:rsid="001fe917" officeooo:paragraph-rsid="001fe917" style:font-weight-asian="normal" style:font-size-complex="11.5pt" style:font-weight-complex="normal"/>
    </style:style>
    <style:style style:name="P2" style:family="paragraph" style:parent-style-name="Normal_20__28_Web_29_">
      <loext:graphic-properties draw:fill="solid" draw:fill-color="#ffffff"/>
      <style:paragraph-properties fo:margin-top="0cm" fo:margin-bottom="0.661cm" loext:contextual-spacing="false" fo:line-height="150%" fo:background-color="#ffffff"/>
      <style:text-properties fo:color="#333333" style:font-name="DejaVu Sans" fo:language="en" fo:country="US" fo:font-weight="normal" officeooo:rsid="001fe917" officeooo:paragraph-rsid="00216397" style:font-weight-asian="normal" style:font-size-complex="11.5pt" style:font-weight-complex="normal"/>
    </style:style>
    <style:style style:name="P3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style:font-name="DejaVu Sans" officeooo:paragraph-rsid="001f2d30"/>
    </style:style>
    <style:style style:name="P4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DejaVu Sans" fo:font-size="12pt" fo:language="en" fo:country="US" officeooo:rsid="001fe917" officeooo:paragraph-rsid="001fe917" style:font-name-asian="Times New Roman1" style:font-size-asian="12pt" style:language-asian="ru" style:country-asian="RU" style:font-name-complex="Times New Roman1" style:font-size-complex="11.5pt"/>
    </style:style>
    <style:style style:name="P5" style:family="paragraph" style:parent-style-name="Standard" style:master-page-name="Standard">
      <style:paragraph-properties fo:margin-left="0cm" fo:margin-right="0cm" fo:line-height="150%" fo:orphans="2" fo:widows="2" fo:text-indent="0cm" style:auto-text-indent="false" style:page-number="auto"/>
      <style:text-properties style:font-name="DejaVu Sans" officeooo:paragraph-rsid="001f2d30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ans" fo:font-size="12pt" fo:font-weight="bold" officeooo:rsid="00216397" officeooo:paragraph-rsid="00216397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ans" fo:font-size="12pt" fo:font-weight="bold" officeooo:rsid="00216397" officeooo:paragraph-rsid="0022c724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ans" officeooo:paragraph-rsid="00216397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ans" officeooo:paragraph-rsid="0022c724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DejaVu Sans" fo:font-size="12pt" fo:font-weight="bold" officeooo:rsid="00216397" officeooo:paragraph-rsid="0021639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DejaVu Sans" fo:font-size="12pt" fo:font-weight="bold" officeooo:rsid="00216397" officeooo:paragraph-rsid="0022c72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DejaVu Sans" fo:font-size="12pt" fo:font-weight="bold" officeooo:rsid="0022c724" officeooo:paragraph-rsid="0022c72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DejaVu Sans" fo:font-size="12pt" fo:font-weight="normal" officeooo:rsid="00216397" officeooo:paragraph-rsid="0021639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DejaVu Sans" fo:font-size="11pt" fo:font-weight="bold" officeooo:rsid="00216397" officeooo:paragraph-rsid="00216397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DejaVu Sans" fo:font-size="11pt" fo:font-weight="normal" officeooo:rsid="0022c724" officeooo:paragraph-rsid="0022c724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line-height="150%"/>
      <style:text-properties style:font-name="DejaVu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4292e" fo:font-size="12pt" fo:letter-spacing="normal" fo:font-style="normal" fo:font-weight="normal" officeooo:rsid="001f2d30" style:font-size-asian="12pt" style:font-weight-asian="bold" style:font-name-complex="Times New Roman1" style:font-size-complex="12pt" style:font-weight-complex="bold"/>
    </style:style>
    <style:style style:name="T2" style:family="text">
      <style:text-properties fo:font-variant="normal" fo:text-transform="none" fo:color="#24292e" fo:font-size="12pt" fo:letter-spacing="normal" fo:font-style="normal" fo:font-weight="normal" officeooo:rsid="001ff70c" style:font-size-asian="12pt" style:font-weight-asian="bold" style:font-name-complex="Times New Roman1" style:font-size-complex="12pt" style:font-weight-complex="bold"/>
    </style:style>
    <style:style style:name="T3" style:family="text">
      <style:text-properties fo:font-variant="normal" fo:text-transform="none" fo:color="#24292e" fo:font-size="18pt" fo:letter-spacing="normal" fo:font-style="normal" fo:font-weight="bold" officeooo:rsid="001f2d30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24292e" fo:font-size="18pt" fo:letter-spacing="normal" fo:font-style="normal" fo:font-weight="bold" officeooo:rsid="001fe917" style:font-size-asian="18pt" style:font-weight-asian="bold" style:font-size-complex="18pt" style:font-weight-complex="bold"/>
    </style:style>
    <style:style style:name="T5" style:family="text">
      <style:text-properties fo:font-variant="normal" fo:text-transform="none" fo:color="#24292e" fo:font-size="18pt" fo:letter-spacing="normal" fo:font-style="normal" fo:font-weight="bold" officeooo:rsid="0004dab7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fo:color="#24292e" fo:font-size="18pt" fo:letter-spacing="normal" fo:font-style="normal" fo:font-weight="bold" officeooo:rsid="001ff70c" style:font-size-asian="18pt" style:font-weight-asian="bold" style:font-size-complex="18pt" style:font-weight-complex="bold"/>
    </style:style>
    <style:style style:name="T7" style:family="text">
      <style:text-properties fo:font-variant="normal" fo:text-transform="none" fo:color="#373a3c" style:font-name="apple-system" fo:letter-spacing="normal" fo:font-style="normal" fo:font-weight="normal"/>
    </style:style>
    <style:style style:name="T8" style:family="text">
      <style:text-properties fo:font-variant="normal" fo:text-transform="none" fo:color="#373a3c" style:font-name="apple-system" fo:letter-spacing="normal" fo:font-style="normal" fo:font-weight="normal" style:font-size-complex="12pt"/>
    </style:style>
    <style:style style:name="T9" style:family="text">
      <style:text-properties fo:font-variant="normal" fo:text-transform="none" fo:color="#373a3c" fo:letter-spacing="normal" fo:font-style="normal"/>
    </style:style>
    <style:style style:name="T10" style:family="text">
      <style:text-properties fo:font-variant="normal" fo:text-transform="none" fo:color="#373a3c" fo:letter-spacing="normal" fo:font-style="normal" fo:font-weight="normal"/>
    </style:style>
    <style:style style:name="T11" style:family="text">
      <style:text-properties fo:font-variant="normal" fo:text-transform="none" fo:color="#373a3c" fo:letter-spacing="normal" fo:font-style="normal" fo:font-weight="normal" style:font-size-complex="12pt"/>
    </style:style>
    <style:style style:name="T12" style:family="text">
      <style:text-properties fo:font-variant="normal" fo:text-transform="none" fo:color="#373a3c" fo:letter-spacing="normal" fo:font-style="normal" fo:font-weight="normal" fo:background-color="#f7f7f9" loext:char-shading-value="0" loext:padding="0cm" loext:border="none"/>
    </style:style>
    <style:style style:name="T13" style:family="text">
      <style:text-properties fo:font-variant="normal" fo:text-transform="none" fo:color="#373a3c" fo:letter-spacing="normal" fo:font-style="normal" officeooo:rsid="0022c724"/>
    </style:style>
    <style:style style:name="T14" style:family="text">
      <style:text-properties fo:font-variant="normal" fo:text-transform="none" fo:color="#373a3c" style:font-name="Menlo" fo:font-size="10.5pt" fo:letter-spacing="normal" fo:font-style="normal" fo:font-weight="normal" fo:background-color="#f7f7f9" loext:char-shading-value="0" loext:padding="0cm" loext:border="none"/>
    </style:style>
    <style:style style:name="T15" style:family="text">
      <style:text-properties fo:font-variant="normal" fo:text-transform="none" fo:color="#373a3c" fo:font-size="10.5pt" fo:letter-spacing="normal" fo:font-style="normal" fo:font-weight="normal" fo:background-color="#f7f7f9" loext:char-shading-value="0" loext:padding="0cm" loext:border="none"/>
    </style:style>
    <style:style style:name="T16" style:family="text">
      <style:text-properties fo:font-variant="normal" fo:text-transform="none" fo:color="#373a3c" style:font-name="DejaVu Sans" fo:font-size="10.5pt" fo:letter-spacing="normal" fo:font-style="normal" fo:font-weight="normal" fo:background-color="#f7f7f9" loext:char-shading-value="0" loext:padding="0cm" loext:border="none"/>
    </style:style>
    <style:style style:name="T17" style:family="text">
      <style:text-properties fo:font-variant="normal" fo:text-transform="none" fo:color="#373a3c" style:font-name="DejaVu Sans" fo:font-size="12pt" fo:letter-spacing="normal" fo:font-style="normal" fo:font-weight="normal" officeooo:rsid="0022c724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373a3c" style:font-name="DejaVu Sans" fo:font-size="12pt" fo:letter-spacing="normal" fo:font-style="normal" fo:font-weight="normal" officeooo:rsid="00216397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373a3c" style:font-name="DejaVu Sans" fo:letter-spacing="normal" fo:font-style="normal" fo:font-weight="normal" fo:background-color="#f7f7f9" loext:char-shading-value="0" loext:padding="0cm" loext:border="none"/>
    </style:style>
    <style:style style:name="T20" style:family="text">
      <style:text-properties fo:font-variant="normal" fo:text-transform="none" fo:color="#373a3c" fo:font-size="12pt" fo:letter-spacing="normal" fo:font-style="normal" fo:font-weight="normal" officeooo:rsid="0022c724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373a3c" fo:font-size="12pt" fo:letter-spacing="normal" fo:font-style="normal" fo:font-weight="normal" officeooo:rsid="00216397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bd4147" style:font-name="Menlo" fo:font-size="10.5pt" fo:letter-spacing="normal" fo:font-style="normal" fo:font-weight="normal" fo:background-color="#f7f7f9" loext:char-shading-value="0" loext:padding="0cm" loext:border="none"/>
    </style:style>
    <style:style style:name="T23" style:family="text">
      <style:text-properties fo:font-variant="normal" fo:text-transform="none" fo:color="#bd4147" style:font-name="Menlo" fo:font-size="10.5pt" fo:letter-spacing="normal" fo:font-style="normal" fo:font-weight="normal" fo:background-color="#f7f7f9" loext:char-shading-value="0" style:font-size-complex="12pt" loext:padding="0cm" loext:border="none"/>
    </style:style>
    <style:style style:name="T24" style:family="text">
      <style:text-properties fo:font-variant="normal" fo:text-transform="none" fo:color="#bd4147" fo:letter-spacing="normal" fo:font-style="normal" fo:font-weight="normal" fo:background-color="#f7f7f9" loext:char-shading-value="0" loext:padding="0cm" loext:border="none"/>
    </style:style>
    <style:style style:name="T25" style:family="text">
      <style:text-properties fo:font-variant="normal" fo:text-transform="none" fo:color="#bd4147" fo:font-size="10.5pt" fo:letter-spacing="normal" fo:font-style="normal" fo:font-weight="normal" fo:background-color="#f7f7f9" loext:char-shading-value="0" loext:padding="0cm" loext:border="none"/>
    </style:style>
    <style:style style:name="T26" style:family="text">
      <style:text-properties fo:font-variant="normal" fo:text-transform="none" fo:color="#bd4147" fo:font-size="10.5pt" fo:letter-spacing="normal" fo:font-style="normal" fo:font-weight="normal" fo:background-color="#f7f7f9" loext:char-shading-value="0" style:font-size-complex="12pt" loext:padding="0cm" loext:border="none"/>
    </style:style>
    <style:style style:name="T27" style:family="text">
      <style:text-properties fo:font-variant="normal" fo:text-transform="none" fo:color="#bd4147" style:font-name="DejaVu Sans" fo:font-size="10.5pt" fo:letter-spacing="normal" fo:font-style="normal" fo:font-weight="normal" fo:background-color="#f7f7f9" loext:char-shading-value="0" loext:padding="0cm" loext:border="none"/>
    </style:style>
    <style:style style:name="T28" style:family="text">
      <style:text-properties fo:font-variant="normal" fo:text-transform="none" fo:color="#bd4147" style:font-name="DejaVu Sans" fo:font-size="10.5pt" fo:letter-spacing="normal" fo:font-style="normal" fo:font-weight="normal" fo:background-color="#f7f7f9" loext:char-shading-value="0" style:font-size-complex="12pt" loext:padding="0cm" loext:border="none"/>
    </style:style>
    <style:style style:name="T29" style:family="text">
      <style:text-properties fo:font-variant="normal" fo:text-transform="none" fo:color="#bd4147" style:font-name="DejaVu Sans" fo:letter-spacing="normal" fo:font-style="normal" fo:font-weight="normal" fo:background-color="#f7f7f9" loext:char-shading-value="0" loext:padding="0cm" loext:border="none"/>
    </style:style>
    <style:style style:name="T30" style:family="text">
      <style:text-properties fo:font-variant="normal" fo:text-transform="none" fo:color="#158466" fo:font-size="9pt" fo:letter-spacing="normal" fo:font-style="normal" fo:font-weight="normal" style:font-size-asian="9pt" style:font-size-complex="9pt"/>
    </style:style>
    <style:style style:name="T31" style:family="text">
      <style:text-properties fo:font-variant="normal" fo:text-transform="none" fo:color="#158466" fo:font-size="9pt" fo:letter-spacing="normal" fo:font-style="normal" style:font-size-asian="9pt" style:font-size-complex="9pt"/>
    </style:style>
    <style:style style:name="T32" style:family="text">
      <style:text-properties fo:font-variant="normal" fo:text-transform="none" fo:color="#158466" fo:letter-spacing="normal" fo:font-style="normal"/>
    </style:style>
    <style:style style:name="T33" style:family="text">
      <style:text-properties fo:font-variant="normal" fo:text-transform="none" fo:color="#158466" fo:letter-spacing="normal" fo:font-style="normal" fo:font-weight="normal"/>
    </style:style>
    <style:style style:name="T34" style:family="text">
      <style:text-properties fo:font-variant="normal" fo:text-transform="none" fo:letter-spacing="normal" fo:font-style="normal"/>
    </style:style>
    <style:style style:name="T35" style:family="text">
      <style:text-properties fo:font-variant="normal" fo:text-transform="none" fo:letter-spacing="normal" fo:font-style="normal" fo:font-weight="normal"/>
    </style:style>
    <style:style style:name="T36" style:family="text">
      <style:text-properties fo:font-variant="normal" fo:text-transform="none" fo:color="#2a6099" fo:letter-spacing="normal" fo:font-style="normal" fo:font-weight="normal"/>
    </style:style>
    <style:style style:name="T37" style:family="text">
      <style:text-properties fo:font-variant="normal" fo:text-transform="none" fo:color="#2a6099" style:font-name="DejaVu Sans" fo:font-size="10.5pt" fo:letter-spacing="normal" fo:font-style="normal" fo:font-weight="normal" fo:background-color="#f7f7f9" loext:char-shading-value="0" loext:padding="0cm" loext:border="none"/>
    </style:style>
    <style:style style:name="T38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39" style:family="text">
      <style:text-properties fo:font-variant="normal" fo:text-transform="none" fo:font-size="11pt" fo:letter-spacing="normal" fo:font-style="normal" fo:font-weight="normal" officeooo:rsid="0022a79e" style:font-size-asian="11pt" style:font-size-complex="11pt"/>
    </style:style>
    <style:style style:name="T40" style:family="text">
      <style:text-properties fo:font-variant="normal" fo:text-transform="none" fo:color="#ff0000" style:font-name="DejaVu Sans" fo:font-size="10.5pt" fo:letter-spacing="normal" fo:font-style="normal" fo:font-weight="normal" fo:background-color="#f7f7f9" loext:char-shading-value="0" loext:padding="0cm" loext:border="none"/>
    </style:style>
    <style:style style:name="T41" style:family="text">
      <style:text-properties fo:font-variant="normal" fo:text-transform="none" fo:color="#ff0000" fo:letter-spacing="normal" fo:font-style="normal"/>
    </style:style>
    <style:style style:name="T42" style:family="text">
      <style:text-properties fo:font-variant="normal" fo:text-transform="none" fo:color="#ff0000" fo:letter-spacing="normal" fo:font-style="normal" fo:font-weight="normal"/>
    </style:style>
    <style:style style:name="T43" style:family="text">
      <style:text-properties fo:font-variant="normal" fo:text-transform="none" fo:color="#000000" style:font-name="DejaVu Sans" fo:font-size="12pt" fo:letter-spacing="normal" fo:font-style="normal" fo:font-weight="normal" officeooo:rsid="0022c724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000000" style:font-name="DejaVu Sans" fo:font-size="12pt" fo:letter-spacing="normal" fo:font-style="normal" fo:font-weight="normal" officeooo:rsid="00216397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000000" fo:font-size="12pt" fo:letter-spacing="normal" fo:font-style="normal" fo:font-weight="normal" officeooo:rsid="0022c724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fo:font-size="12pt" fo:letter-spacing="normal" fo:font-style="normal" fo:font-weight="normal" officeooo:rsid="00216397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00a933" fo:letter-spacing="normal" fo:font-style="normal"/>
    </style:style>
    <style:style style:name="T48" style:family="text">
      <style:text-properties fo:font-variant="normal" fo:text-transform="none" fo:color="#dde8cb" fo:letter-spacing="normal" fo:font-style="normal"/>
    </style:style>
    <style:style style:name="T49" style:family="text">
      <style:text-properties style:font-size-complex="12pt"/>
    </style:style>
    <style:style style:name="T50" style:family="text">
      <style:text-properties officeooo:rsid="00216397"/>
    </style:style>
    <style:style style:name="T51" style:family="text">
      <style:text-properties fo:font-size="12pt" fo:font-weight="bold" officeooo:rsid="0022c724" style:font-size-asian="12pt" style:font-weight-asian="bold" style:font-size-complex="12pt" style:font-weight-complex="bold"/>
    </style:style>
    <style:style style:name="T52" style:family="text">
      <style:text-properties style:font-name="DejaVu Sans" fo:font-size="12pt" fo:font-weight="bold" officeooo:rsid="0022c724" style:font-size-asian="12pt" style:font-weight-asian="bold" style:font-size-complex="12pt" style:font-weight-complex="bold"/>
    </style:style>
    <style:style style:name="T53" style:family="text">
      <style:text-properties officeooo:rsid="0022c7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Двадцать ч</text:span><text:span text:style-name="T4">етвертое</text:span><text:span text:style-name="T5">(</text:span><text:span text:style-name="T3">2</text:span><text:span text:style-name="T4">4</text:span><text:span text:style-name="T5">).</text:span><text:span text:style-name="T6"> Вопросы</text:span></text:p>
      <text:p text:style-name="P3"><text:span text:style-name="T1">1</text:span><text:span text:style-name="T2">) Python. Строки. Функции и методы для работы со строками.</text:span></text:p>
      <text:p text:style-name="P4"><text:span text:style-name="T49">str = input() - ввод строки</text:span></text:p>
      <text:p text:style-name="P4"><text:span text:style-name="T11">Строка состоит из последовательности символов. Узнать количество символов (длину строки) можно при помощи функции </text:span><text:span text:style-name="Source_20_Text"><text:span text:style-name="T28">len</text:span></text:span><text:span text:style-name="T11">.</text:span></text:p>
      <text:p text:style-name="P16">Срезы:</text:p>
      <text:p text:style-name="P1">s = 'abcdefg'</text:p>
      <text:p text:style-name="P2">print(s[1])<text:tab/><text:tab/>-<text:span text:style-name="T50">b</text:span></text:p>
      <text:p text:style-name="P2">print(s[-1])<text:tab/><text:tab/>-g</text:p>
      <text:p text:style-name="P1">print(s[1:3])<text:tab/>-<text:span text:style-name="T50">bc</text:span></text:p>
      <text:p text:style-name="P1">print(s[1:-1])<text:tab/>-bcdef</text:p>
      <text:p text:style-name="P2">print(s[:3])<text:tab/><text:tab/>- abc</text:p>
      <text:p text:style-name="P2">print(s[2:])<text:tab/><text:tab/>- cdefg</text:p>
      <text:p text:style-name="P2">print(s[:-1])<text:tab/><text:tab/>- abcdef</text:p>
      <text:p text:style-name="P2">print(s[::2])<text:tab/><text:tab/>- aceg</text:p>
      <text:p text:style-name="P2">print(s[1::2])<text:tab/>- bdf</text:p>
      <text:p text:style-name="P2">print(s[::-1])<text:tab/>- gfedcba</text:p>
      <text:p text:style-name="P6">Методы:</text:p>
      <text:p text:style-name="P6"/>
      <text:p text:style-name="P9"><text:span text:style-name="T51">find</text:span></text:p>
      <text:p text:style-name="P9"><text:span text:style-name="T20">Н</text:span><text:span text:style-name="T21">аходит в данной строке (к которой применяется метод) данную подстроку (которая передается в качестве параметра). Функция </text:span><text:soft-page-break/><text:span text:style-name="T21">возвращает индекс первого вхождения искомой подстроки. Если же подстрока не найдена, то метод возвращает значение -1.</text:span></text:p>
      <text:p text:style-name="P6"><text:span text:style-name="T10">S = 'Hello'</text:span></text:p>
      <text:p text:style-name="P6"><text:span text:style-name="T10">print(S.find('ll'))<text:tab/></text:span><text:span text:style-name="T30">#2</text:span></text:p>
      <text:p text:style-name="P6"><text:span text:style-name="T30"/></text:p>
      <text:p text:style-name="P7"><text:span text:style-name="T13">rfind</text:span></text:p>
      <text:p text:style-name="P8"><text:span text:style-name="T20">В</text:span><text:span text:style-name="T21">озвращает индекс последнего вхождения данной строки (“поиск справа”).</text:span></text:p>
      <text:p text:style-name="P6"><text:span text:style-name="T10">S = 'Hello'</text:span></text:p>
      <text:p text:style-name="P6"><text:span text:style-name="T10">print(S.find('l'))<text:tab/></text:span><text:span text:style-name="T30">#2</text:span></text:p>
      <text:p text:style-name="P6"><text:span text:style-name="T30"/></text:p>
      <text:p text:style-name="P11"><text:span text:style-name="T34">replace</text:span></text:p>
      <text:p text:style-name="P8"><text:span text:style-name="T45">З</text:span><text:span text:style-name="T46">аменяет все вхождения одной строки на другую. Формат: S.replace(old, new) — заменить в строке S все вхождения подстроки old на подстроку new.</text:span></text:p>
      <text:p text:style-name="P10"><text:span text:style-name="T38">print('Hello'.replace('l', 'L'))</text:span><text:span text:style-name="T35"><text:tab/></text:span><text:span text:style-name="T30"># вернёт 'HeLLo'</text:span></text:p>
      <text:p text:style-name="P10"><text:span text:style-name="T38">print('Abrakadabra'.replace('a', 'A', </text:span><text:span text:style-name="T39">1</text:span><text:span text:style-name="T38">))</text:span><text:span text:style-name="T35"> </text:span><text:span text:style-name="T30"># вернёт 'AbrAkadabra'</text:span></text:p>
      <text:p text:style-name="P10"><text:span text:style-name="T30"/></text:p>
      <text:p text:style-name="P12"><text:span text:style-name="T34">count</text:span></text:p>
      <text:p text:style-name="P12"><text:span text:style-name="T10">Подсчитывает количество вхождений одной строки в другую строку. Простейшая форма вызова </text:span><text:span text:style-name="Source_20_Text"><text:span text:style-name="T29">S.count(T)</text:span></text:span><text:span text:style-name="T9"> </text:span><text:span text:style-name="T10">возвращает число вхождений строки </text:span><text:span text:style-name="Source_20_Text"><text:span text:style-name="T29">T</text:span></text:span><text:span text:style-name="Source_20_Text"><text:span text:style-name="T19"> </text:span></text:span><text:span text:style-name="T10">внутри строки </text:span><text:span text:style-name="Source_20_Text"><text:span text:style-name="T29">S</text:span></text:span><text:span text:style-name="T10">.</text:span></text:p>
      <text:p text:style-name="P15"><text:span text:style-name="T34">print('Abracadabra'.count('a')) <text:tab/></text:span><text:span text:style-name="T31"># вернёт 4</text:span></text:p>
      <text:p text:style-name="P15"><text:span text:style-name="T34">print(('a' * 10).count('aa'))<text:tab/></text:span><text:span text:style-name="T31"># вернёт 5</text:span></text:p>
      <text:p text:style-name="P14"><text:span text:style-name="T32"/></text:p>
      <text:p text:style-name="P13">При указании трех параметров S.count(T, a, b), будет выполнен подсчет числа вхождений строки T в срезе S[a:b]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Liberation Mono', 'Courier New', monospace"/>
    <style:font-face style:name="SFMono-Regular" svg:font-family="SFMono-Regular, Consolas, 'Liberation Mono', Menlo, monospace"/>
    <style:font-face style:name="apple-system" svg:font-family="apple-system, BlinkMacSystemFont, 'Segoe UI', Roboto, 'Helvetica Neue', Arial, 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crayon-v" style:family="text" style:parent-style-name="Default_20_Paragraph_20_Font"/>
    <style:style style:name="crayon-h" style:family="text" style:parent-style-name="Default_20_Paragraph_20_Font"/>
    <style:style style:name="crayon-o" style:family="text" style:parent-style-name="Default_20_Paragraph_20_Font"/>
    <style:style style:name="crayon-sy" style:family="text" style:parent-style-name="Default_20_Paragraph_20_Font"/>
    <style:style style:name="crayon-cn" style:family="text" style:parent-style-name="Default_20_Paragraph_20_Font"/>
    <style:style style:name="crayon-e" style:family="text" style:parent-style-name="Default_20_Paragraph_20_Font"/>
    <style:style style:name="crayon-k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rayon-language" style:family="text" style:parent-style-name="Default_20_Paragraph_20_Font"/>
    <style:style style:name="crayon-s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eter</meta:initial-creator>
    <meta:editing-cycles>30</meta:editing-cycles>
    <meta:creation-date>2020-06-22T13:34:00</meta:creation-date>
    <dc:date>2020-06-22T22:03:39.524432107</dc:date>
    <meta:editing-duration>PT56M55S</meta:editing-duration>
    <meta:generator>LibreOffice/6.3.5.2$Linux_X86_64 LibreOffice_project/30$Build-2</meta:generator>
    <meta:document-statistic meta:table-count="0" meta:image-count="0" meta:object-count="0" meta:page-count="2" meta:paragraph-count="34" meta:word-count="198" meta:character-count="1452" meta:non-whitespace-character-count="12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